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13.8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Thorndale, 'Times New Roman'" style:font-family-generic="roman" style:font-pitch="variable" fo:font-size="18pt" fo:language="hu" fo:country="HU" style:font-size-asian="24pt" style:font-size-complex="24pt" fo:hyphenate="true"/>
    </style:style>
    <style:style style:name="T1" style:family="text">
      <style:text-properties fo:font-family="Thorndale, 'Times New Roman'" style:font-family-generic="roman" style:font-pitch="variable" fo:font-size="18pt" fo:language="hu" fo:country="HU" style:font-size-asian="24pt" style:font-size-complex="24pt"/>
    </style:style>
    <style:style style:name="T2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frame draw:style-name="gr1" draw:text-style-name="P2" draw:layer="layout" svg:width="32.538cm" svg:height="14.073cm" svg:x="-7.093cm" svg:y="6.418cm">
          <draw:text-box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2"/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  <text:p text:style-name="P1"><text:span text:style-name="T2"/></text:p>
            <text:p text:style-name="P1"><text:span text:style-name="T1">Bozniai amerikai kontingens háromnegyedének – mintegy négyezer katona – magyarországi telepítése egy éven belül megtörténhet. A katonák teljes fegyverzettel és együtt érkeznek, ami garantálja azonnali bevethetőeknek a Balkánon. Értesüléseink szeerint a Pentagon azt tervvezi, hogy a jugoszláviai helyzet stabilizálódását követően a hétezret koszovói amerikai kontingens jelentos részét is a magyarországi bázison helyezi majd el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hu" fo:country="HU" style:font-family-asian="'Andale Sans UI'" style:font-pitch-asian="variable" style:font-size-asian="24pt" style:language-asian="hu" style:country-asian="HU" style:font-family-complex="Tahoma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5-11-29T14:04:20</meta:creation-date>
    <dc:date>2006-08-23T16:49:24</dc:date>
    <meta:editing-cycles>20</meta:editing-cycles>
    <meta:editing-duration>PT36M5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